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padding="0in" fo:border="none"/>
    </style:style>
    <style:style style:name="P2" style:family="paragraph" style:parent-style-name="Footer">
      <style:paragraph-properties fo:text-align="center" style:justify-single-word="false" fo:padding="0in" fo:border="none"/>
    </style:style>
    <style:style style:name="P3" style:family="paragraph" style:parent-style-name="Footer" style:master-page-name="Converted1">
      <style:paragraph-properties style:page-number="auto"/>
    </style:style>
    <style:style style:name="P4" style:family="paragraph" style:parent-style-name="Footer" style:master-page-name="Converted3">
      <style:paragraph-properties style:page-number="auto"/>
    </style:style>
    <style:style style:name="P5" style:family="paragraph" style:parent-style-name="text" style:master-page-name="Standard">
      <style:paragraph-properties style:page-number="auto"/>
    </style:style>
    <style:style style:name="P6" style:family="paragraph" style:parent-style-name="Standard" style:master-page-name="Converted5">
      <style:paragraph-properties fo:orphans="0" fo:widows="0" style:page-number="auto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center" style:horizontal-rel="page-content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punctuation-wrap="hanging" style:writing-mode="lr-tb"/>
      <style:text-properties style:use-window-font-color="true" style:font-name="Times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_20_3" style:next-style-name="Text_20_body" style:default-outline-level="1" style:class="text">
      <style:paragraph-properties fo:margin-top="0.1665in" fo:margin-bottom="0.1665in" fo:text-align="center" style:justify-single-word="false"/>
      <style:text-properties fo:font-variant="normal" fo:text-transform="none" fo:font-size="14pt" style:font-size-asian="14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083in" fo:margin-bottom="0.0417in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Heading_20_3" style:next-style-name="Text_20_body" style:default-outline-level="2" style:class="text">
      <style:paragraph-properties fo:margin-top="0.1665in" fo:margin-bottom="0.1665in" fo:text-align="center" style:justify-single-word="false"/>
      <style:text-properties fo:font-variant="normal" fo:text-transform="none" fo:font-size="14pt" style:font-size-asian="14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variant="normal" fo:text-transform="none"/>
    </style:style>
    <style:style style:name="Heading_20_5" style:display-name="Heading 5" style:family="paragraph" style:parent-style-name="Heading_20_3" style:next-style-name="Text_20_body" style:default-outline-level="5" style:class="text">
      <style:text-properties fo:font-variant="normal" fo:text-transform="none" fo:font-style="italic" style:font-style-asian="italic"/>
    </style:style>
    <style:style style:name="Heading_20_7" style:display-name="Heading 7" style:family="paragraph" style:parent-style-name="Heading_20_3" style:next-style-name="Text_20_body" style:default-outline-level="7" style:class="text">
      <style:paragraph-properties fo:margin-left="0.8752in" fo:margin-right="0in" fo:margin-top="0.2083in" fo:margin-bottom="0.1665in" fo:text-indent="-0.8752in" style:auto-text-indent="false" fo:keep-with-next="auto">
        <style:tab-stops>
          <style:tab-stop style:position="0.8752in"/>
        </style:tab-stops>
      </style:paragraph-properties>
      <style:text-properties fo:font-variant="normal" fo:text-transform="none" fo:font-weight="normal" style:font-weight-asian="normal"/>
    </style:style>
    <style:style style:name="Heading_20_8" style:display-name="Heading 8" style:family="paragraph" style:parent-style-name="Heading_20_7" style:next-style-name="Text_20_body" style:default-outline-level="8" style:class="text"/>
    <style:style style:name="Heading_20_9" style:display-name="Heading 9" style:family="paragraph" style:parent-style-name="Heading_20_7" style:next-style-name="Text_20_body" style:default-outline-level="9" style:class="text">
      <style:paragraph-properties fo:margin-left="1.1252in" fo:margin-right="0in" fo:text-indent="-1.1252in" style:auto-text-indent="false">
        <style:tab-stops>
          <style:tab-stop style:position="1.1252in"/>
        </style:tab-stops>
      </style:paragraph-properties>
    </style:style>
    <style:style style:name="text" style:family="paragraph" style:parent-style-name="Standard"/>
    <style:style style:name="Contents_20_8" style:display-name="Contents 8" style:family="paragraph" style:parent-style-name="Contents_20_7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3" style:class="index">
      <style:paragraph-properties fo:margin-left="0.8752in" fo:margin-right="0in" fo:margin-top="0in" fo:margin-bottom="0in" style:line-height-at-least="0.3335in" fo:text-indent="-0.8752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75in" fo:margin-right="0.25in" fo:margin-top="0.0835in" fo:margin-bottom="0in" fo:text-indent="-0.3752in" style:auto-text-indent="false">
        <style:tab-stops>
          <style:tab-stop style:position="5.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3" style:class="index">
      <style:paragraph-properties fo:margin-left="1.5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class="index">
      <style:paragraph-properties fo:margin-left="1.125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Contents_20_3" style:class="index">
      <style:paragraph-properties fo:margin-left="0.3752in" fo:margin-right="0in" fo:margin-top="0.1665in" fo:margin-bottom="0in" fo:text-indent="0in" style:auto-text-indent="false" fo:keep-with-next="always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Contents_20_3" style:class="index">
      <style:paragraph-properties fo:margin-left="0.3752in" fo:margin-right="0in" fo:margin-top="0.1665in" fo:margin-bottom="0in" fo:text-indent="0in" style:auto-text-indent="false" fo:keep-with-next="always">
        <style:tab-stops>
          <style:tab-stop style:position="5.5in" style:type="right"/>
        </style:tab-stops>
      </style:paragraph-properties>
      <style:text-properties fo:font-variant="small-caps" fo:font-weight="bold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_20_text" style:display-name="footnote text" style:family="paragraph" style:parent-style-name="Standard"/>
    <style:style style:name="Contents_20_9" style:display-name="Contents 9" style:family="paragraph" style:parent-style-name="Contents_20_8" style:class="index">
      <style:paragraph-properties fo:margin-left="1.1252in" fo:margin-right="0in" fo:text-indent="-1.1252in" style:auto-text-indent="false">
        <style:tab-stops>
          <style:tab-stop style:position="1.1252in"/>
        </style:tab-stops>
      </style:paragraph-properties>
    </style:style>
    <style:style style:name="reference" style:family="paragraph" style:parent-style-name="Standard"/>
    <style:style style:name="heading_20_fm2" style:display-name="heading fm2" style:family="paragraph" style:parent-style-name="Heading_20_2"/>
    <style:style style:name="text_20_centered" style:display-name="text centered" style:family="paragraph"/>
    <style:style style:name="text_20_no_20_indent" style:display-name="text no indent" style:family="paragraph" style:parent-style-name="text"/>
    <style:style style:name="text_20_single_20_spaced" style:display-name="text single spaced" style:family="paragraph" style:parent-style-name="text_20_no_20_indent"/>
    <style:style style:name="text_20_quote" style:display-name="text quote" style:family="paragraph" style:parent-style-name="text_20_single_20_spaced"/>
    <style:style style:name="hidden_20_text" style:display-name="hidden text" style:family="paragraph"/>
    <style:style style:name="text_20_hanging_20_indent" style:display-name="text hanging indent" style:family="paragraph" style:parent-style-name="text"/>
    <style:style style:name="left_20_margin_20_graphic" style:display-name="left margin graphic" style:family="paragraph" style:parent-style-name="Standard"/>
    <style:style style:name="text_20_indent" style:display-name="text indent" style:family="paragraph" style:parent-style-name="text"/>
    <style:style style:name="heading_20_fm1" style:display-name="heading fm1" style:family="paragraph" style:parent-style-name="Heading_20_1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endnote_20_reference" style:display-name="endnote reference" style:family="text"/>
    <style:style style:name="footnote_20_reference" style:display-name="footnote reference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Converted3">
      <style:paragraph-properties style:page-number="auto"/>
    </style:style>
    <style:style style:name="MP2" style:family="paragraph" style:parent-style-name="Footer">
      <style:paragraph-properties fo:text-align="center" style:justify-single-word="false" fo:padding="0in" fo:border="none"/>
    </style:style>
    <style:style style:name="MP3" style:family="paragraph" style:parent-style-name="Footer" style:master-page-name="Converted1">
      <style:paragraph-properties style:page-number="auto"/>
    </style:style>
    <style:style style:name="MP4" style:family="paragraph" style:parent-style-name="Footer">
      <style:paragraph-properties fo:padding="0in" fo:border="none"/>
    </style:style>
    <style:style style:name="MP5" style:family="paragraph" style:parent-style-name="Standard" style:master-page-name="Converted5">
      <style:paragraph-properties fo:orphans="0" fo:widows="0" style:page-number="auto"/>
    </style:style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center" style:horizontal-rel="page-content" fo:padding="0in" fo:border="none"/>
    </style:style>
    <style:page-layout style:name="Mpm1">
      <style:page-layout-properties fo:page-width="8.5in" fo:page-height="11in" style:num-format="1" style:print-orientation="portrait" fo:margin-top="1.25in" fo:margin-bottom="1.2in" fo:margin-left="1.25in" fo:margin-right="1.25in" style:writing-mode="lr-tb" style:layout-grid-color="#c0c0c0" style:layout-grid-lines="21717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2" text:anchor-type="paragraph" svg:y="0.0008in" svg:width="0.4398in" svg:height="0.1618in" draw:z-index="0"><draw:text-box><text:p text:style-name="MP2"><text:page-number text:select-page="current">1</text:page-number></text:p></draw:text-box></draw:frame></text:p>
      </style:footer>
      <style:footer-left>
        <text:p text:style-name="MP3"><draw:frame draw:style-name="Mfr1" draw:name="Frame1" text:anchor-type="paragraph" svg:y="0.0008in" fo:min-width="0.0161in" draw:z-index="0"><draw:text-box fo:min-height="0in"><text:p text:style-name="MP4"><text:page-number text:select-page="current">1</text:page-number></text:p></draw:text-box></draw:frame></text:p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  <style:master-page style:name="First_20_Page" style:display-name="First Page" style:page-layout-name="Mpm4" style:next-style-name="Standard">
      <style:footer>
        <text:p text:style-name="MP5"/>
      </style:footer>
    </style:master-page>
    <style:master-page style:name="Converted5" style:page-layout-name="Mpm2"/>
    <style:master-page style:name="Converted6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ster Document Template</dc:title>
    <dc:subject>Master Thesis or Report</dc:subject>
    <meta:keyword>master</meta:keyword>
    <meta:keyword>document</meta:keyword>
    <meta:keyword>thesis</meta:keyword>
    <meta:keyword>report</meta:keyword>
    <meta:editing-cycles>2</meta:editing-cycles>
    <meta:creation-date>2012-04-15T02:33:56</meta:creation-date>
    <meta:editing-duration>PT00H01M04S</meta:editing-duration>
    <meta:generator>OpenOffice.org/3.2$Linux OpenOffice.org_project/320m19$Build-9505</meta:generator>
    <meta:initial-creator>nucapp </meta:initial-creator>
    <meta:document-statistic meta:table-count="0" meta:image-count="0" meta:object-count="0" meta:page-count="1" meta:paragraph-count="3" meta:word-count="3" meta:character-count="3"/>
    <dc:date>2012-04-15T02:35:00</dc:date>
    <dc:creator>nucapp </dc:creator>
  </office:meta>
</office:document-meta>
</file>